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01dff2" officeooo:paragraph-rsid="0001dff2"/>
    </style:style>
    <style:style style:name="P3" style:family="paragraph" style:parent-style-name="Standard" style:list-style-name="L1">
      <loext:graphic-properties draw:fill-gradient-name="gradient" draw:fill-hatch-name="hatch"/>
      <style:paragraph-properties fo:line-height="150%"/>
      <style:text-properties style:font-name="Times New Roman" officeooo:rsid="0001dff2" officeooo:paragraph-rsid="0001dff2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1dff2" officeooo:paragraph-rsid="0001dff2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officeooo:rsid="0001dff2" officeooo:paragraph-rsid="0001dff2" style:font-size-asian="18pt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tiliser un tableau pour </text:p>
      <text:p text:style-name="P5">une mise en page en colonne</text:p>
      <text:p text:style-name="P2"/>
      <text:p text:style-name="P2"/>
      <text:list xml:id="list4254085429" text:style-name="L1">
        <text:list-item>
          <text:p text:style-name="P3">trouver</text:p>
          <text:list>
            <text:list-item>
              <text:p text:style-name="P3">le nombre de lignes</text:p>
            </text:list-item>
            <text:list-item>
              <text:p text:style-name="P3">le nombre de colonne</text:p>
            </text:list-item>
          </text:list>
        </text:list-item>
        <text:list-item>
          <text:p text:style-name="P3">construire le tableau avec une bordure</text:p>
        </text:list-item>
        <text:list-item>
          <text:p text:style-name="P3">Faire les fusions de cellules</text:p>
        </text:list-item>
        <text:list-item>
          <text:p text:style-name="P3">remplir le tableau</text:p>
        </text:list-item>
        <text:list-item>
          <text:p text:style-name="P3">régler</text:p>
          <text:list>
            <text:list-item>
              <text:p text:style-name="P3">largeur globale du tableau</text:p>
            </text:list-item>
            <text:list-item>
              <text:p text:style-name="P3">hauteur globale du tableau</text:p>
            </text:list-item>
            <text:list-item>
              <text:p text:style-name="P3">largeur de chaque colonne</text:p>
            </text:list-item>
            <text:list-item>
              <text:p text:style-name="P3">les alignement</text:p>
            </text:list-item>
            <text:list-item>
              <text:p text:style-name="P3">les couleurs</text:p>
            </text:list-item>
            <text:list-item>
              <text:p text:style-name="P3">le texte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9T09:13:56.670000000</meta:creation-date>
    <dc:date>2023-03-09T09:22:06.654000000</dc:date>
    <meta:editing-duration>PT8M10S</meta:editing-duration>
    <meta:editing-cycles>1</meta:editing-cycles>
    <meta:document-statistic meta:table-count="0" meta:image-count="0" meta:object-count="0" meta:page-count="1" meta:paragraph-count="15" meta:word-count="65" meta:character-count="326" meta:non-whitespace-character-count="288"/>
    <meta:generator>LibreOffice/7.4.2.3$Windows_X86_64 LibreOffice_project/382eef1f22670f7f4118c8c2dd222ec7ad009daf</meta:generator>
  </office:meta>
</office:document-meta>
</file>